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Institution Nam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Link to the course</text:p>
          </table:table-cell>
          <table:table-cell office:value-type="string" calcext:value-type="string">
            <text:p>Title</text:p>
          </table:table-cell>
          <table:table-cell table:number-columns-repeated="2" table:style-name="ce1" office:value-type="string" calcext:value-type="string">
            <text:p>LEAVE IT EMPTY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Wonder Dynamics</text:p>
          </table:table-cell>
          <table:table-cell office:value-type="string" calcext:value-type="string">
            <text:p><text:a xlink:href="http://adsknews.autodesk.com/" xlink:type="simple">adsknews.autodesk.com</text:a></text:p>
          </table:table-cell>
          <table:table-cell office:value-type="string" calcext:value-type="string">
            <text:p><text:a xlink:href="https://adsknews.autodesk.com/en/news/autodesk-launches-wonder-animation-video-to-3d-scene-technolog..." xlink:type="simple">https://adsknews.autodesk.com/en/news/autodesk-launches-wonder-animation-video-to-3d-scene-technolog...</text:a></text:p>
          </table:table-cell>
          <table:table-cell office:value-type="string" calcext:value-type="string">
            <text:p>Wonder Animation – Video to 3D Animation - Autodesk New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dia University</text:p>
          </table:table-cell>
          <table:table-cell office:value-type="string" calcext:value-type="string">
            <text:p><text:a xlink:href="http://www.media-university.de/" xlink:type="simple">www.media-university.de</text:a></text:p>
          </table:table-cell>
          <table:table-cell office:value-type="string" calcext:value-type="string">
            <text:p><text:a xlink:href="https://www.media-university.de/en/study/masters-degree-program/artificial-intelligence-and-societie..." xlink:type="simple">https://www.media-university.de/en/study/masters-degree-program/artificial-intelligence-and-societie...</text:a></text:p>
          </table:table-cell>
          <table:table-cell office:value-type="string" calcext:value-type="string">
            <text:p>M.A. Artificial Intelligence and Societies - Media University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Sc Artificial Intelligence for Media</text:p>
          </table:table-cell>
          <table:table-cell office:value-type="string" calcext:value-type="string">
            <text:p><text:a xlink:href="http://www.bournemouth.ac.uk/" xlink:type="simple">www.bournemouth.ac.uk</text:a></text:p>
          </table:table-cell>
          <table:table-cell office:value-type="string" calcext:value-type="string">
            <text:p><text:a xlink:href="https://www.bournemouth.ac.uk/study/courses/msc-artificial-intelligence-media" xlink:type="simple">https://www.bournemouth.ac.uk/study/courses/msc-artificial-intelligence-media</text:a></text:p>
          </table:table-cell>
          <table:table-cell office:value-type="string" calcext:value-type="string">
            <text:p>MSc Artificial Intelligence for Medi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Beijing Normal University-Hong Kong Baptist University United International College (UIC)</text:p>
          </table:table-cell>
          <table:table-cell office:value-type="string" calcext:value-type="string">
            <text:p><text:a xlink:href="http://apply.china-admissions.com/" xlink:type="simple">apply.china-admissions.com</text:a></text:p>
          </table:table-cell>
          <table:table-cell office:value-type="string" calcext:value-type="string">
            <text:p><text:a xlink:href="https://apply.china-admissions.com/bachelors-artificial-intelligence-at-united-international-college..." xlink:type="simple">https://apply.china-admissions.com/bachelors-artificial-intelligence-at-united-international-college...</text:a></text:p>
          </table:table-cell>
          <table:table-cell office:value-type="string" calcext:value-type="string">
            <text:p>Bachelor's in Artificial Intelligence at Beijing Normal ..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libaba Cloud Academy</text:p>
          </table:table-cell>
          <table:table-cell office:value-type="string" calcext:value-type="string">
            <text:p><text:a xlink:href="http://edu.alibabacloud.com/" xlink:type="simple">edu.alibabacloud.com</text:a></text:p>
          </table:table-cell>
          <table:table-cell office:value-type="string" calcext:value-type="string">
            <text:p><text:a xlink:href="https://edu.alibabacloud.com/training/aca-generative-ai" xlink:type="simple">https://edu.alibabacloud.com/training/aca-generative-ai</text:a></text:p>
          </table:table-cell>
          <table:table-cell office:value-type="string" calcext:value-type="string">
            <text:p>Alibaba Cloud Academy ACA Generative AI Cours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CH</text:p>
          </table:table-cell>
          <table:table-cell office:value-type="string" calcext:value-type="string">
            <text:p><text:a xlink:href="http://www.techtitute.com/" xlink:type="simple">www.techtitute.com</text:a></text:p>
          </table:table-cell>
          <table:table-cell office:value-type="string" calcext:value-type="string">
            <text:p><text:a xlink:href="https://www.techtitute.com/us/artificial-intelligence/professional-master-degree/master-artificial-i..." xlink:type="simple">https://www.techtitute.com/us/artificial-intelligence/professional-master-degree/master-artificial-i...</text:a></text:p>
          </table:table-cell>
          <table:table-cell office:value-type="string" calcext:value-type="string">
            <text:p>Professional Master's Degree in Artificial Intelligence ...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Creative Computing Institute at UAL</text:p>
          </table:table-cell>
          <table:table-cell office:value-type="string" calcext:value-type="string">
            <text:p><text:a xlink:href="http://www.futurelearn.com/" xlink:type="simple">www.futurelearn.com</text:a></text:p>
          </table:table-cell>
          <table:table-cell office:value-type="string" calcext:value-type="string">
            <text:p><text:a xlink:href="https://www.futurelearn.com/courses/introduction-to-creative-ai" xlink:type="simple">https://www.futurelearn.com/courses/introduction-to-creative-ai</text:a></text:p>
          </table:table-cell>
          <table:table-cell office:value-type="string" calcext:value-type="string">
            <text:p>Introduction to Creative AI - Online Cours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ingling College of Art and Design</text:p>
          </table:table-cell>
          <table:table-cell office:value-type="string" calcext:value-type="string">
            <text:p><text:a xlink:href="http://www.ringling.edu/" xlink:type="simple">www.ringling.edu</text:a></text:p>
          </table:table-cell>
          <table:table-cell office:value-type="string" calcext:value-type="string">
            <text:p><text:a xlink:href="https://www.ringling.edu/news/052324-ai_certificate-2/" xlink:type="simple">https://www.ringling.edu/news/052324-ai_certificate-2/</text:a></text:p>
          </table:table-cell>
          <table:table-cell office:value-type="string" calcext:value-type="string">
            <text:p>Ringling College Launches First-of-its-Kind AI ...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ong Kong University of Science and Technology</text:p>
          </table:table-cell>
          <table:table-cell office:value-type="string" calcext:value-type="string">
            <text:p><text:a xlink:href="http://www.scmp.com/" xlink:type="simple">www.scmp.com</text:a></text:p>
          </table:table-cell>
          <table:table-cell office:value-type="string" calcext:value-type="string">
            <text:p><text:a xlink:href="https://www.scmp.com/presented/news/hong-kong/education/topics/hkust-celebrates-congregation-2024-an..." xlink:type="simple">https://www.scmp.com/presented/news/hong-kong/education/topics/hkust-celebrates-congregation-2024-an...</text:a></text:p>
          </table:table-cell>
          <table:table-cell office:value-type="string" calcext:value-type="string">
            <text:p>Nurturing Future-ready Talent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nternational Summer School on AI and Games 2024</text:p>
          </table:table-cell>
          <table:table-cell office:value-type="string" calcext:value-type="string">
            <text:p><text:a xlink:href="http://www.keywordsstudios.com/" xlink:type="simple">www.keywordsstudios.com</text:a></text:p>
          </table:table-cell>
          <table:table-cell office:value-type="string" calcext:value-type="string">
            <text:p><text:a xlink:href="https://www.keywordsstudios.com/en/about-us/news-events/events/international-summer-school-on-ai-and..." xlink:type="simple">https://www.keywordsstudios.com/en/about-us/news-events/events/international-summer-school-on-ai-and...</text:a></text:p>
          </table:table-cell>
          <table:table-cell office:value-type="string" calcext:value-type="string">
            <text:p>International Summer School on AI and Games 202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MCG Institute</text:p>
          </table:table-cell>
          <table:table-cell office:value-type="string" calcext:value-type="string">
            <text:p><text:a xlink:href="http://www.pratt.edu/" xlink:type="simple">www.pratt.edu</text:a></text:p>
          </table:table-cell>
          <table:table-cell office:value-type="string" calcext:value-type="string">
            <text:p><text:a xlink:href="https://www.pratt.edu/courses/certificate-course-in-ai-design/" xlink:type="simple">https://www.pratt.edu/courses/certificate-course-in-ai-design/</text:a></text:p>
          </table:table-cell>
          <table:table-cell office:value-type="string" calcext:value-type="string">
            <text:p>PMCG-603 Certificate Course in Ai Desig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siness and Technology University</text:p>
          </table:table-cell>
          <table:table-cell office:value-type="string" calcext:value-type="string">
            <text:p><text:a xlink:href="http://btu.edu.ge/" xlink:type="simple">btu.edu.ge</text:a></text:p>
          </table:table-cell>
          <table:table-cell office:value-type="string" calcext:value-type="string">
            <text:p><text:a xlink:href="https://btu.edu.ge/en/btu-s-ai-s-sabakalavro-programas-akreditatsia-mienitcha/" xlink:type="simple">https://btu.edu.ge/en/btu-s-ai-s-sabakalavro-programas-akreditatsia-mienitcha/</text:a></text:p>
          </table:table-cell>
          <table:table-cell office:value-type="string" calcext:value-type="string">
            <text:p>BTU's AI undergraduate program has been accredited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Illinois Institute of Technology</text:p>
          </table:table-cell>
          <table:table-cell office:value-type="string" calcext:value-type="string">
            <text:p><text:a xlink:href="http://www.edureka.co/" xlink:type="simple">www.edureka.co</text:a></text:p>
          </table:table-cell>
          <table:table-cell office:value-type="string" calcext:value-type="string">
            <text:p><text:a xlink:href="https://www.edureka.co/pgp-generative-ai-machine-learning-certification-training" xlink:type="simple">https://www.edureka.co/pgp-generative-ai-machine-learning-certification-training</text:a></text:p>
          </table:table-cell>
          <table:table-cell office:value-type="string" calcext:value-type="string">
            <text:p>Post Graduate Program in Generative AI and ML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ational Film School of Denmark</text:p>
          </table:table-cell>
          <table:table-cell office:value-type="string" calcext:value-type="string">
            <text:p><text:a xlink:href="http://www.filmskolen.dk/" xlink:type="simple">www.filmskolen.dk</text:a></text:p>
          </table:table-cell>
          <table:table-cell office:value-type="string" calcext:value-type="string">
            <text:p><text:a xlink:href="https://www.filmskolen.dk/en/courses/mini-mba-mastering-ai-for-film-professionals-1" xlink:type="simple">https://www.filmskolen.dk/en/courses/mini-mba-mastering-ai-for-film-professionals-1</text:a></text:p>
          </table:table-cell>
          <table:table-cell office:value-type="string" calcext:value-type="string">
            <text:p>Mini MBA - Mastering AI for Film Professional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itish Film Institute</text:p>
          </table:table-cell>
          <table:table-cell office:value-type="string" calcext:value-type="string">
            <text:p><text:a xlink:href="http://www.cim.co.uk/" xlink:type="simple">www.cim.co.uk</text:a></text:p>
          </table:table-cell>
          <table:table-cell office:value-type="string" calcext:value-type="string">
            <text:p><text:a xlink:href="https://www.cim.co.uk/training/list-courses/ai-filmmaking-fundamentals/" xlink:type="simple">https://www.cim.co.uk/training/list-courses/ai-filmmaking-fundamentals/</text:a></text:p>
          </table:table-cell>
          <table:table-cell office:value-type="string" calcext:value-type="string">
            <text:p>AI Filmmaking Fundamental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I and Generative AI for Video Content Creation Online Class</text:p>
          </table:table-cell>
          <table:table-cell office:value-type="string" calcext:value-type="string">
            <text:p><text:a xlink:href="http://www.linkedin.com/" xlink:type="simple">www.linkedin.com</text:a></text:p>
          </table:table-cell>
          <table:table-cell office:value-type="string" calcext:value-type="string">
            <text:p><text:a xlink:href="https://www.linkedin.com/learning/ai-and-generative-ai-for-video-content-creation" xlink:type="simple">https://www.linkedin.com/learning/ai-and-generative-ai-for-video-content-creation</text:a></text:p>
          </table:table-cell>
          <table:table-cell office:value-type="string" calcext:value-type="string">
            <text:p>AI and Generative AI for Video Content Creation Online Clas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ena Animation</text:p>
          </table:table-cell>
          <table:table-cell office:value-type="string" calcext:value-type="string">
            <text:p><text:a xlink:href="http://www.arenach.com/" xlink:type="simple">www.arenach.com</text:a></text:p>
          </table:table-cell>
          <table:table-cell office:value-type="string" calcext:value-type="string">
            <text:p><text:a xlink:href="https://www.arenach.com/realtime-3d-with-generative-ai/" xlink:type="simple">https://www.arenach.com/realtime-3d-with-generative-ai/</text:a></text:p>
          </table:table-cell>
          <table:table-cell office:value-type="string" calcext:value-type="string">
            <text:p>3D Animation Course in Kolkata with Generative AI ..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ena Animation Uttarpara</text:p>
          </table:table-cell>
          <table:table-cell office:value-type="string" calcext:value-type="string">
            <text:p><text:a xlink:href="http://arenauttarpara.com/" xlink:type="simple">arenauttarpara.com</text:a></text:p>
          </table:table-cell>
          <table:table-cell office:value-type="string" calcext:value-type="string">
            <text:p><text:a xlink:href="https://arenauttarpara.com/blog/Best-Generative-AI-Multimedia-Course-in-Kolkata-Arena-Animation-Utta..." xlink:type="simple">https://arenauttarpara.com/blog/Best-Generative-AI-Multimedia-Course-in-Kolkata-Arena-Animation-Utta...</text:a></text:p>
          </table:table-cell>
          <table:table-cell office:value-type="string" calcext:value-type="string">
            <text:p>Best Generative AI Multimedia Course in Kolka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I Video Editing Courses in London | Online &amp; Class Training</text:p>
          </table:table-cell>
          <table:table-cell office:value-type="string" calcext:value-type="string">
            <text:p><text:a xlink:href="http://www.mediatraining.ltd.uk/" xlink:type="simple">www.mediatraining.ltd.uk</text:a></text:p>
          </table:table-cell>
          <table:table-cell office:value-type="string" calcext:value-type="string">
            <text:p><text:a xlink:href="https://www.mediatraining.ltd.uk/courses/ai-video-editing-courses" xlink:type="simple">https://www.mediatraining.ltd.uk/courses/ai-video-editing-courses</text:a></text:p>
          </table:table-cell>
          <table:table-cell office:value-type="string" calcext:value-type="string">
            <text:p>AI Video Editing Courses in London | Online &amp; Class Training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IT Professional Education</text:p>
          </table:table-cell>
          <table:table-cell office:value-type="string" calcext:value-type="string">
            <text:p><text:a xlink:href="http://professionalprograms.mit.edu/" xlink:type="simple">professionalprograms.mit.edu</text:a></text:p>
          </table:table-cell>
          <table:table-cell office:value-type="string" calcext:value-type="string">
            <text:p><text:a xlink:href="https://professionalprograms.mit.edu/online-program-generative-ai/" xlink:type="simple">https://professionalprograms.mit.edu/online-program-generative-ai/</text:a></text:p>
          </table:table-cell>
          <table:table-cell office:value-type="string" calcext:value-type="string">
            <text:p>Generative AI Online Cours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ull Sail University</text:p>
          </table:table-cell>
          <table:table-cell office:value-type="string" calcext:value-type="string">
            <text:p><text:a xlink:href="http://www.fullsaildc3.com/" xlink:type="simple">www.fullsaildc3.com</text:a></text:p>
          </table:table-cell>
          <table:table-cell office:value-type="string" calcext:value-type="string">
            <text:p><text:a xlink:href="https://www.fullsaildc3.com/catalog/courses/generative-ai-filmmaking" xlink:type="simple">https://www.fullsaildc3.com/catalog/courses/generative-ai-filmmaking</text:a></text:p>
          </table:table-cell>
          <table:table-cell office:value-type="string" calcext:value-type="string">
            <text:p>Generative AI for Filmmaking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itish Film Institute (BFI)</text:p>
          </table:table-cell>
          <table:table-cell office:value-type="string" calcext:value-type="string">
            <text:p><text:a xlink:href="http://www.cim.co.uk/" xlink:type="simple">www.cim.co.uk</text:a></text:p>
          </table:table-cell>
          <table:table-cell office:value-type="string" calcext:value-type="string">
            <text:p><text:a xlink:href="https://www.cim.co.uk/training/list-courses/ai-filmmaking-for-marketers/" xlink:type="simple">https://www.cim.co.uk/training/list-courses/ai-filmmaking-for-marketers/</text:a></text:p>
          </table:table-cell>
          <table:table-cell office:value-type="string" calcext:value-type="string">
            <text:p>AI Filmmaking for Marketer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oline Film Academy</text:p>
          </table:table-cell>
          <table:table-cell office:value-type="string" calcext:value-type="string">
            <text:p><text:a xlink:href="http://www.prolinefilmacademy.com/" xlink:type="simple">www.prolinefilmacademy.com</text:a></text:p>
          </table:table-cell>
          <table:table-cell office:value-type="string" calcext:value-type="string">
            <text:p><text:a xlink:href="https://www.prolinefilmacademy.com/ai.php" xlink:type="simple">https://www.prolinefilmacademy.com/ai.php</text:a></text:p>
          </table:table-cell>
          <table:table-cell office:value-type="string" calcext:value-type="string">
            <text:p>Advanced Artificial Intelligence Course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iSchool Of AI</text:p>
          </table:table-cell>
          <table:table-cell office:value-type="string" calcext:value-type="string">
            <text:p><text:a xlink:href="http://www.ischoolofai.com/" xlink:type="simple">www.ischoolofai.com</text:a></text:p>
          </table:table-cell>
          <table:table-cell office:value-type="string" calcext:value-type="string">
            <text:p><text:a xlink:href="https://www.ischoolofai.com/ai-filmmaking-course" xlink:type="simple">https://www.ischoolofai.com/ai-filmmaking-course</text:a></text:p>
          </table:table-cell>
          <table:table-cell office:value-type="string" calcext:value-type="string">
            <text:p>Certificate Course in AI Filmmaking - iSchool Of AI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alifornia Institute of the Arts</text:p>
          </table:table-cell>
          <table:table-cell office:value-type="string" calcext:value-type="string">
            <text:p><text:a xlink:href="http://catalog.calarts.edu/" xlink:type="simple">catalog.calarts.edu</text:a></text:p>
          </table:table-cell>
          <table:table-cell office:value-type="string" calcext:value-type="string">
            <text:p><text:a xlink:href="https://catalog.calarts.edu/courses/FWNT527F" xlink:type="simple">https://catalog.calarts.edu/courses/FWNT527F</text:a></text:p>
          </table:table-cell>
          <table:table-cell office:value-type="string" calcext:value-type="string">
            <text:p>FWNT527F Course - California Institute of the Arts Catalog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MC Learning</text:p>
          </table:table-cell>
          <table:table-cell office:value-type="string" calcext:value-type="string">
            <text:p><text:a xlink:href="http://mmclearning.com/" xlink:type="simple">mmclearning.com</text:a></text:p>
          </table:table-cell>
          <table:table-cell office:value-type="string" calcext:value-type="string">
            <text:p><text:a xlink:href="https://mmclearning.com/courses/ai-video-audio-generation-course/" xlink:type="simple">https://mmclearning.com/courses/ai-video-audio-generation-course/</text:a></text:p>
          </table:table-cell>
          <table:table-cell office:value-type="string" calcext:value-type="string">
            <text:p>Unlock the Power of AI in Video and Audio Creatio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ohnny Carson Center for Emerging Media Arts</text:p>
          </table:table-cell>
          <table:table-cell office:value-type="string" calcext:value-type="string">
            <text:p><text:a xlink:href="http://arts.unl.edu/" xlink:type="simple">arts.unl.edu</text:a></text:p>
          </table:table-cell>
          <table:table-cell office:value-type="string" calcext:value-type="string">
            <text:p><text:a xlink:href="https://arts.unl.edu/carson-center/news/aicreative-filmmaking-design-hackathon-april-15" xlink:type="simple">https://arts.unl.edu/carson-center/news/aicreative-filmmaking-design-hackathon-april-15</text:a></text:p>
          </table:table-cell>
          <table:table-cell office:value-type="string" calcext:value-type="string">
            <text:p>AI+Creative Filmmaking Design Hackathon is April 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iversity of British Columbia (UBC)</text:p>
          </table:table-cell>
          <table:table-cell office:value-type="string" calcext:value-type="string">
            <text:p><text:a xlink:href="http://extendedlearning.ubc.ca/" xlink:type="simple">extendedlearning.ubc.ca</text:a></text:p>
          </table:table-cell>
          <table:table-cell office:value-type="string" calcext:value-type="string">
            <text:p><text:a xlink:href="https://extendedlearning.ubc.ca/courses/ai-strategy-leveraging-automation/0399" xlink:type="simple">https://extendedlearning.ubc.ca/courses/ai-strategy-leveraging-automation/0399</text:a></text:p>
          </table:table-cell>
          <table:table-cell office:value-type="string" calcext:value-type="string">
            <text:p>AI Strategy: Leveraging Automation - UBC Extended Learn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epper Animation</text:p>
          </table:table-cell>
          <table:table-cell office:value-type="string" calcext:value-type="string">
            <text:p><text:a xlink:href="http://www.pepperanimation.com/" xlink:type="simple">www.pepperanimation.com</text:a></text:p>
          </table:table-cell>
          <table:table-cell office:value-type="string" calcext:value-type="string">
            <text:p><text:a xlink:href="https://www.pepperanimation.com/courses/ai-course-for-graphic-and-video-content-creators/" xlink:type="simple">https://www.pepperanimation.com/courses/ai-course-for-graphic-and-video-content-creators/</text:a></text:p>
          </table:table-cell>
          <table:table-cell office:value-type="string" calcext:value-type="string">
            <text:p>Learn AI Course for Graphic and Video Content Creator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ingling College of Art and Design</text:p>
          </table:table-cell>
          <table:table-cell office:value-type="string" calcext:value-type="string">
            <text:p><text:a xlink:href="http://www.ringling.edu/" xlink:type="simple">www.ringling.edu</text:a></text:p>
          </table:table-cell>
          <table:table-cell office:value-type="string" calcext:value-type="string">
            <text:p><text:a xlink:href="https://www.ringling.edu/academics/campus-resources/ai/" xlink:type="simple">https://www.ringling.edu/academics/campus-resources/ai/</text:a></text:p>
          </table:table-cell>
          <table:table-cell office:value-type="string" calcext:value-type="string">
            <text:p>Artificial Intelligence (AI) at Ringling Colleg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ision Studio</text:p>
          </table:table-cell>
          <table:table-cell office:value-type="string" calcext:value-type="string">
            <text:p><text:a xlink:href="http://online-journals.org/" xlink:type="simple">online-journals.org</text:a></text:p>
          </table:table-cell>
          <table:table-cell office:value-type="string" calcext:value-type="string">
            <text:p><text:a xlink:href="https://online-journals.org/index.php/i-jim/article/view/42673" xlink:type="simple">https://online-journals.org/index.php/i-jim/article/view/42673</text:a></text:p>
          </table:table-cell>
          <table:table-cell office:value-type="string" calcext:value-type="string">
            <text:p>A Visual Computing Unified Application Using Deep ...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astering AI-Powered Video Editing and Graphics</text:p>
          </table:table-cell>
          <table:table-cell office:value-type="string" calcext:value-type="string">
            <text:p><text:a xlink:href="http://www.vagpemedia.in/" xlink:type="simple">www.vagpemedia.in</text:a></text:p>
          </table:table-cell>
          <table:table-cell office:value-type="string" calcext:value-type="string">
            <text:p><text:a xlink:href="https://www.vagpemedia.in/courses/Mastering-AI-Powered-Video-Editing-and-Graphics-652fa9fce4b07fb498..." xlink:type="simple">https://www.vagpemedia.in/courses/Mastering-AI-Powered-Video-Editing-and-Graphics-652fa9fce4b07fb498...</text:a></text:p>
          </table:table-cell>
          <table:table-cell office:value-type="string" calcext:value-type="string">
            <text:p>Mastering AI-Powered Video Editing and Graphic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est Institute for Motion Graphics</text:p>
          </table:table-cell>
          <table:table-cell office:value-type="string" calcext:value-type="string">
            <text:p><text:a xlink:href="http://www.moople.in/" xlink:type="simple">www.moople.in</text:a></text:p>
          </table:table-cell>
          <table:table-cell office:value-type="string" calcext:value-type="string">
            <text:p><text:a xlink:href="https://www.moople.in/motion-graphic-video-editing-course" xlink:type="simple">https://www.moople.in/motion-graphic-video-editing-course</text:a></text:p>
          </table:table-cell>
          <table:table-cell office:value-type="string" calcext:value-type="string">
            <text:p>Motion Graphics Course | Video Editing Course With AI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Deepmotion Ai</text:p>
          </table:table-cell>
          <table:table-cell office:value-type="string" calcext:value-type="string">
            <text:p>genai.works</text:p>
          </table:table-cell>
          <table:table-cell office:value-type="string" calcext:value-type="string">
            <text:p><text:a xlink:href="https://genai.works/courses/deepmotion-ai-3-d-motion-capture-for-all" xlink:type="simple">https://genai.works/courses/deepmotion-ai-3-d-motion-capture-for-all</text:a></text:p>
          </table:table-cell>
          <table:table-cell office:value-type="string" calcext:value-type="string">
            <text:p>Deepmotion Ai: 3D Motion Capture for All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I Video Creation Course</text:p>
          </table:table-cell>
          <table:table-cell office:value-type="string" calcext:value-type="string">
            <text:p><text:a xlink:href="http://www.freelancernation.asia/" xlink:type="simple">www.freelancernation.asia</text:a></text:p>
          </table:table-cell>
          <table:table-cell office:value-type="string" calcext:value-type="string">
            <text:p><text:a xlink:href="https://www.freelancernation.asia/training/ai-video-creation-course" xlink:type="simple">https://www.freelancernation.asia/training/ai-video-creation-course</text:a></text:p>
          </table:table-cell>
          <table:table-cell office:value-type="string" calcext:value-type="string">
            <text:p>AI Video Creation Cours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York College of Pennsylvania</text:p>
          </table:table-cell>
          <table:table-cell office:value-type="string" calcext:value-type="string">
            <text:p><text:a xlink:href="http://www.ycp.edu/" xlink:type="simple">www.ycp.edu</text:a></text:p>
          </table:table-cell>
          <table:table-cell office:value-type="string" calcext:value-type="string">
            <text:p><text:a xlink:href="https://www.ycp.edu/academics/programs/digital-art-artificial-intelligence" xlink:type="simple">https://www.ycp.edu/academics/programs/digital-art-artificial-intelligence</text:a></text:p>
          </table:table-cell>
          <table:table-cell office:value-type="string" calcext:value-type="string">
            <text:p>Digital Art and Artificial Intelligenc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impri Chinchwad University</text:p>
          </table:table-cell>
          <table:table-cell office:value-type="string" calcext:value-type="string">
            <text:p><text:a xlink:href="http://pcu.edu.in/" xlink:type="simple">pcu.edu.in</text:a></text:p>
          </table:table-cell>
          <table:table-cell office:value-type="string" calcext:value-type="string">
            <text:p><text:a xlink:href="https://pcu.edu.in/bsc-animation-vfx-multimedia-sciences.php" xlink:type="simple">https://pcu.edu.in/bsc-animation-vfx-multimedia-sciences.php</text:a></text:p>
          </table:table-cell>
          <table:table-cell office:value-type="string" calcext:value-type="string">
            <text:p>B.Sc - Animation, VFX and Multimedia Scienc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ylie Co.</text:p>
          </table:table-cell>
          <table:table-cell office:value-type="string" calcext:value-type="string">
            <text:p><text:a xlink:href="http://beforesandafters.com/" xlink:type="simple">beforesandafters.com</text:a></text:p>
          </table:table-cell>
          <table:table-cell office:value-type="string" calcext:value-type="string">
            <text:p><text:a xlink:href="https://beforesandafters.com/2024/12/19/heres-some-ways-one-visual-effects-studio-is-using-machine-l..." xlink:type="simple">https://beforesandafters.com/2024/12/19/heres-some-ways-one-visual-effects-studio-is-using-machine-l...</text:a></text:p>
          </table:table-cell>
          <table:table-cell office:value-type="string" calcext:value-type="string">
            <text:p>Here's some ways one visual effects studio is using ..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I Animation School</text:p>
          </table:table-cell>
          <table:table-cell office:value-type="string" calcext:value-type="string">
            <text:p><text:a xlink:href="http://hub.aianimation.com/" xlink:type="simple">hub.aianimation.com</text:a></text:p>
          </table:table-cell>
          <table:table-cell office:value-type="string" calcext:value-type="string">
            <text:p><text:a xlink:href="https://hub.aianimation.com/courses" xlink:type="simple">https://hub.aianimation.com/courses</text:a></text:p>
          </table:table-cell>
          <table:table-cell office:value-type="string" calcext:value-type="string">
            <text:p>Courses - AI Animation Schoo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8:34:44.651576081</meta:creation-date>
    <dc:date>2025-01-10T08:35:40.393764354</dc:date>
    <meta:editing-duration>PT59S</meta:editing-duration>
    <meta:editing-cycles>1</meta:editing-cycles>
    <meta:document-statistic meta:table-count="1" meta:cell-count="162" meta:object-count="0"/>
    <meta:generator>LibreOffice/24.2.6.2$Linux_X86_64 LibreOffice_project/420$Build-2</meta:generator>
  </office:meta>
</office:document-meta>
</file>